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Text_20_body">
      <style:paragraph-properties fo:text-align="end" style:justify-single-word="false"/>
      <style:text-properties fo:font-size="14pt" style:font-size-asian="14pt" style:font-size-complex="14pt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800000"/>
    </style:style>
    <style:style style:name="T4" style:family="text">
      <style:text-properties fo:color="#ff3300"/>
    </style:style>
    <style:style style:name="T5" style:family="text">
      <style:text-properties fo:font-weight="bold"/>
    </style:style>
    <style:style style:name="T6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Quiec florian<text:tab/></text:span><text:tab/><text:tab/><text:tab/><text:tab/><text:tab/><text:tab/><text:span text:style-name="T2">Hennebont, le 22/01/2019</text:span></text:p>
      <text:p text:style-name="P1">12 rue de l'indépendance </text:p>
      <text:p text:style-name="P1">56700 Hennebont</text:p>
      <text:p text:style-name="P1">tel : 07-84-66-29-59</text:p>
      <text:p text:style-name="P1"><text:a xlink:type="simple" xlink:href="mailto:florian.quiec@laposte.net" text:style-name="Internet_20_link" text:visited-style-name="Visited_20_Internet_20_Link">florian.quiec@laposte.net</text:a></text:p>
      <text:p text:style-name="P1"/>
      <text:p text:style-name="P2">Ifremer</text:p>
      <text:p text:style-name="P2">Station de <text:span text:style-name="T4">lorient</text:span></text:p>
      <text:p text:style-name="P5">Département Oceanographie et Dynamique des Ecosystemes</text:p>
      <text:p text:style-name="P6"/>
      <text:p text:style-name="P7"/>
      <text:p text:style-name="P4"><text:span text:style-name="T6">Candidature au poste de </text:span>Technicien halieu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1-21T22:07:16.19</meta:creation-date>
    <meta:document-statistic meta:table-count="0" meta:image-count="0" meta:object-count="0" meta:page-count="1" meta:paragraph-count="9" meta:word-count="31" meta:character-count="252"/>
    <dc:date>2019-01-21T22:09:13.63</dc:date>
    <meta:editing-duration>PT1M57S</meta:editing-duration>
    <meta:editing-cycles>1</meta:editing-cycles>
    <meta:generator>OpenOffice/4.1.5$Win32 OpenOffice.org_project/415m1$Build-9789</meta:generator>
  </office:meta>
</office:document-meta>
</file>